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sTests.getWithInheritedAnnotationsFromAliasedValue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synthesizeWithArrayOf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af.metaMetaAnnotated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isPresentWhenFrom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getFromMethodWithGeneric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WithInheritedAnnotationsFrom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uentSearchApiTests.searchFromNonAnnotatedInnerClassWithAnnotatedEnclosingClassWithEnclosingClassPredica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ergedAnnotationsTests.testJavaRepeatables( SearchStrategy searchStrategy , Class &lt; ? &gt; element , String [ ]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lassWithInheritedAnnotation.handleParameterized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streamTypeHierarchyFromClass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DirectFromClassWith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WithTypeHierarchyFromClassWithMetaAndLocalTx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synthesizeFromDefaultsWithou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ntionBasedAnnotationAttributeOverrideTests.getWithTypeHierarchyOnMethodWithSingleElementOverridingAnArrayVia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synthesizeFromMapWithAttributeAliasesThatOverrideArraysWithSingleElements( Map &lt; String , Object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Controller.handleMappedWithSamePathAndValu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WithTypeHierarchyFromBridgeMeth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rgedAnnotationsTests.synthesizeWhenAttributeAliasWithMirroredAliasForWrong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AnnotationsTests.getWithInheritedAnnotationsFromClassWithLocal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synthesizeWhenAliasForIsMissingAttribut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AnnotationsTests.testSynthesisFromMapWithImplicitAliases( String attributeNameAn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Controller.getMappedWithPath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FromMethodWithInterfaceOnSu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asAnnotationAttributesReturnsPopulatedAnnotation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sTests.testRepeatables( SearchStrategy searchStrategy , Class &lt; ? &gt; element , String [ ] expectedValuesJava , String [ ] expectedValues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WithTypeHierarchyFromSub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isPresentWhenFromClassWithMetaDept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FromMethodWithOnRootButOverr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synthesizeWithImplici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ClassWithInheritedAnnotation.handleParameterize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WithInheritedAnnotationsFromTransitiveImplicitAliasesWithSingleElementOverridingAnArrayViaAlia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synthesizeWithImplicitAliasesWithMissingDefaul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sTests.getDirectFromClassWithMetaCycleAnnotatedClassWithMissingTargetMeta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ValueWhenHasDefaultOverrideWithImplicitAlia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af.overrideWithoutNew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DefaultValueFromNonPublic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ventionBasedAnnotationAttributeOverrideTests.getWithInheritedAnnotationsFromHalfConventionBasedAndHalfAliasedComposedAnnotation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FromMethod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troller.handleMappedWithPath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ValueFrom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synthesizeFromMapWithAttributeAliasesThatOverrideArraysWithSingl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RepeatableDeclaredOn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RepeatableDeclaredOnClassWith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rgedAnnotationsTests.getWithInheritedAnnotationsFromNon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synthesizeFromMapWithNestedArrayOf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ergedAnnotationsTests.isPresentWhenFromClassWithMetaDept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SuperClassSourceForTypesWithSingleCandidat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ergedAnnotationsTests.synthesizeWhenAttributeAliasForWithMissing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rgedAnnotationsTests.getMeta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synthesizeWithImplicitAliasesForAlias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sTests.assertToStringForWebMappingWithPathAndValue( RequestMapping web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rgedAnnotationsTests.getDirectFromClassWithSubSubNon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roller.getMappedWith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testMissingTextAttribute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roller.handleMappedWithDifferentPathAndValu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synthesizeShouldNotSynthesizeNonsynthesizable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rgedAnnotationsTests.getDirectFromClassWithSub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synthesizedAnnotationShouldReuseJdkProx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rgedAnnotationsTests.getFromMethodWithBridg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sTests.getWithTypeHierarchyFrom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OfAbstractImplementsInterfaceWithAnnotatedMethod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synthesizeWhenUsingMergedAnnotationsFrom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ventionBasedAnnotationAttributeOverrideTests.getWithInheritedAnnotationsFromHalfConventionBasedAndHalfAliasedComposedAnnotation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uentSearchApiTests.searchFromNonAnnotatedStaticNestedClassWithAnnotatedEnclosingClassWithEnclosingClassPredica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rgedAnnotationsTests.getFromMethodWithMetaMetaAnnotation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streamWhenFromClassWithMetaDepth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FromMethodWhenInterfaceWhenSuperDoesNotImplemen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DirectFromClassgetDirectFromClassMetaMetaAnnotated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WithInheritedAnnotationsFromTransitiveImplici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uentSearchApiTests.searchFromClassWithCustomAnnotation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lStringGeneric.something( final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af.annotated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.metaAnnotatedO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synthesizeFromMapWithImplici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getDirectWithJavaxAnnot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getWithTypeHierarchyOnMethodWithSingleElementOverridingAnArrayViaAlia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FromMethodWithBridge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rgedAnnotationsTests.getWithInheritedAnnotationsFromShadowedAlias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ntionBasedAnnotationAttributeOverrideTests.getWithInheritedAnnotationsFromInvalidConventionBased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FromMethodWithNot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SuperClassSourceForTypesWithMultipleCandidat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ergedAnnotationsTests.testGetWithTypeHierarchy( Class &lt; ? &gt; element , String ...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WithInheritedAnnotationsFromTransitiveImplicitAliasesWithSkippe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streamWhenFromClassWithMetaDepth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ntionBasedAnnotationAttributeOverrideTests.getWithInheritedAnnotationsAttributesWithConventionBased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getDirectFromClassWithAnnotatedClassWithMissingTargetMeta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WithTypeHierarchyFromSubNon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WithInheritedAnnotationsFromInterfaceImplementedBy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AggregateIndexForAllScenari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ergedAnnotationsTests.getRepeatableDeclaredOnMultipleSuper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DirectFromClassFavorsMoreLocallyDeclaredComposedAnnotationsOverInheritedComposed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isPresentWhenFromAnnotationClassWithMetaDepth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lementsInterfaceWithGenericAnnotatedMethod.foo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withInheritedAnnotationsFromAliased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ntionBasedAnnotationAttributeOverrideTests.getWithTypeHierarchyWithLocalAliasesThatConflictWithAttributesInMetaAnnotationByConven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getRepeatableDeclaredOnClassAnd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ot.overrideToAnno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hashCodeForSynthesiz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ergedAnnotationsTests.getDirectFromClassWithSubNon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uentSearchApiTests.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rgedAnnotationsTests.getValueWhenThreeDeepMetaWith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WithTypeHierarchyFromClassWithComposedMetaTransactiona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WithTypeHierarchyInheritedFromAbstract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FromMethodWithAnnotationOnMethodI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af.metaAnnotated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DirectRepeatablesDeclaredOn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WithTypeHierarchyInheritedFromBridged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synthesizeShouldNotSynthesizeNonsynthesizableAnnotationsWhenUsingMergedAnnotationsFrom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DefaultValueFromAnnotatio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getWithTypeHierarchyInheritedFromInterface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lServiceImpl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synthesizeWhenAttributeAliasForAttributeOfDiffer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rgedAnnotationsTests.synthesizeFromMapWithMissingAttribu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getRootWhenDir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WithTypeHierarchyFromSubSubNon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equalsForSynthesiz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ringGenericParameter.getFor( Integer 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getFromMethodWithMetaAnnotation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ot.not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DirectWithNested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WithInheritedAnnotationsFavorsInheritedComposedAnnotationsOverMoreLocallyDeclaredComposed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DirectWithAttributeAliasesWithDifferen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synthesizeAlreadySynthes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rgedAnnotationsTests.synthesizeFromMapWithNest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rgedAnnotationsTests.synthesizeWhenAttributeAliasForAttributeWithDifferen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rgedAnnotationsTests.testSynthesisWithImplicitAliasesWithImpliedAliasNamesOmitted( Class &lt; ? &gt; clazz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rgedAnnotationsTests.isPresentWhenFromAnnotationClassWithMetaDept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WithTypeHierarchyFromSubSub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FromMethodWithMetaAnnotationO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SuperClassSourceWithTypeIn( Class &lt; ? &gt; clazz , List &lt; Class &lt; ? extends Annotation &gt; &gt;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from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rgedAnnotationsTests.collectMultiValueMapFromClassWithMultipleCompos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collectMultiValueMapFromClassWithLoca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uentSearchApiTests.searchFromClassWithDefaultAnnotationFilterAndDefaultRepeatableContai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WithInheritedAnnotationsFromTransitiveImplicitAliasesWithSkippedLevelWithSingleElementOverridingAnArrayViaAlia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getWithTypeHierarchyFromClassWithAttributeAliasInComposedAnnotationAndNestedAnnotationsInTar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getWithInheritedAnnotationsFromClassWithLocalAnnotationThatShadowsAnnotationFrom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reteClassWithInheritedAnnotation.handleFrom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WithInheritedAnnotationsFavorsInheritedAnnotationsOverMoreLocallyDeclaredComposed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DirectFromClassFavorsMoreLocallyDeclaredComposedAnnotationsOverAnnotationsOn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synthesizeWithTransitiveImplicit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sTests.synthesizeFromMapWithAttributeOfIncorr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getWithAnnotationO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synthesizeWithArrayOf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rgedAnnotationsTests.collectMultiValueMapFrom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synthesizeWhenAttributeAliasForNonexisten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sTests.getFromMethodWithMethodAnnotationOn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ot.overrideWithoutNew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WithInheritedAnnotationsFavorsLocalComposedAnnotationOverInherit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synthesizeWhenAttributeAliasesWithDifferen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toStringForSynthesiz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sTests.testSynthesisWithImplicitAliases( Class &lt; ? &gt; clazz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AnnotationsTests.getDirectFromClassWithMetaMetaMetaAnnotated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synthesizeNonPublicWithAttributeAliasesFromDifferentPack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rgedAnnotationsTests.synthesizeWithImplicitAliasesWithImpliedAliasNamesO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plementsInterfaceWithAnnotatedMethod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creteClassWithInheritedAnnotation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synthesizeWhenAliasForHasDuplicateAttribut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sTests.getWithTypeHierarchyFromClassWithAttributeAliasesInTar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rgedAnnotationsTests.getValueFromNonPublic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sTests.getDirectWithAttributeAliases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DirectFromClassWithNon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FromMethodWithGeneric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streamInheritedFromClass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testGetWithInherited( Class &lt; ? &gt; element , String ...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synthesizeWithTransitiveImplicitAliasesForAlias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AnnotationsTests.collectMultiValueMapFavorsInheritedAnnotationsOverMoreLocallyDeclaredCompos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collectMultiValueMapFromClassWithLocalComposedAnnotationAndInherit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synthesizeFromMapWithNullAttribu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DirectRepeatablesDeclaredOn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WithInheritedAnnotationsFromImplicitAliasesForSameAttributeIn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ValueWhenHasDefaultOverri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OfImplementsInterfaceWithAnnotatedMethod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synthesizeFromDefaultsWith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testGetWithTypeHierarchyWebMapping( Annotated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WithTypeHierarchyFromClassWithBothAttributesOfAnAliasPair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getDirectWithAttributeAliases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ot.annotatedO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WithInheritedAnnotationsFromMetaCycleAnnotatedClassWithMissingTargetMeta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ntionBasedAnnotationAttributeOverrideTests.getWithTypeHierarchyWithSingleElementOverridingAnArrayVia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collectMultiValueMapFromClassWithLocalAnnotationThatShadowsAnnotationFrom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RepeatableDeclared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streamWhenFromNonAnnot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synthesizeFromAnnotationAttributesWithou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isPresentWhenFromAnnotationClassWithMetaDepth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ndsBaseClassWithGenericAnnotatedMethod.foo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uentSearchApiTests.searchFromClassWithCustomRepeatableContai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sTests.getWithTypeHierarchyFromClassWithMetaMetaAliased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synthesizeWithImplicitAliasesWithDifferentDefaul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sTests.withInheritedAnnotationsFromAliasedValue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isPresentWhenFromClassWithMetaDepth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synthesizeWhenAttributeAliasForMetaAnnotationThatIsNotMeta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rgedAnnotationsTests.getSuperClassForAllScenari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ergedAnnotationsTests.testExplicitRepeatables( SearchStrategy searchStrategy , Class &lt; ? &gt; element , String [ ]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AnnotationsTests.synthesizeWithou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synthesizeFromMapWithMinimalAttributesWith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isPresentWhenFromSubclassWithMetaDepth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ontroller.postMappedWithPath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DirectWithoutAttributeAlia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Tests.assertSynthesized( Annotation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synthesizeShouldNotResynthesizeAlreadySynthesiz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Controller.handleMappedWithValu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getDefaultValueFrom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DirectFromClassWithSubSub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Tests.getWithTypeHierarchyFromNonInheritedAnnotati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isDirectlyPresentForAllScenari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MergedAnnotationsTests.getWithTypeHierarchyWithSingleElementOverridingAnArrayViaAlias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synthesizeWithImplicitAliasesWithDuplicate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rgedAnnotationsTests.getDirectFromClassFavorsMoreLocallyDeclaredComposedAnnotationsOverInherited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GenericParameter.getFor( Class &lt; String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getRootWhenNotDir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ValueWhenHasDefaultOverrideWithExplicitAli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Tests.synthesizeFromMapWithoutAttribute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sTests.assertNotSynthesized( Annotation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Tests.getRepeatableDeclaredOn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Tests.getWithInheritedAnnotationsFromImplicitAliasesInMetaAnnotationOnComposed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sTests.getWithTypeHierarchyWhenMultipleMetaAnnotationsHaveClashingAttribute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eaf.overrideToAnno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Tests.testStandardRepeatables( SearchStrategy searchStrategy , Class &lt; ? &gt; element , String [ ]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Tests.collectMultiValueMapFavorsInheritedComposedAnnotationsOverMoreLocallyDeclaredCompos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ot.fromInterfaceImplementedBy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